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5925in"/>
    </style:style>
    <style:style style:name="co6" style:family="table-column">
      <style:table-column-properties fo:break-before="auto" style:column-width="3.0917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7217in"/>
    </style:style>
    <style:style style:name="co9" style:family="table-column">
      <style:table-column-properties fo:break-before="auto" style:column-width="1.229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3">
          <table:table-cell/>
          <table:table-cell office:value-type="string">
            <text:p>Entrada</text:p>
          </table:table-cell>
          <table:table-cell office:value-type="string">
            <text:p>Controlador</text:p>
          </table:table-cell>
          <table:table-cell table:style-name="ce1" office:value-type="string" table:number-columns-spanned="2" table:number-rows-spanned="1">
            <text:p>Ajustes PID Tuner</text:p>
          </table:table-cell>
          <table:covered-table-cell/>
          <table:table-cell office:value-type="string">
            <text:p>Esfuerzo maximo</text:p>
          </table:table-cell>
          <table:table-cell office:value-type="string">
            <text:p>Foco</text:p>
          </table:table-cell>
          <table:table-cell office:value-type="string">
            <text:p>Discretizacion</text:p>
          </table:table-cell>
          <table:table-cell office:value-type="string">
            <text:p>Tiempo de asentamiento</text:p>
          </table:table-cell>
          <table:table-cell office:value-type="string">
            <text:p>Parametros</text:p>
          </table:table-cell>
          <table:table-cell office:value-type="string">
            <text:p>Obs</text:p>
          </table:table-cell>
          <table:table-cell office:value-type="string">
            <text:p>vueltas</text:p>
          </table:table-cell>
          <table:table-cell office:value-type="string">
            <text:p>vel_promedio</text:p>
          </table:table-cell>
          <table:table-cell office:value-type="string">
            <text:p>Pierde linea</text:p>
          </table:table-cell>
          <table:table-cell office:value-type="string">
            <text:p>tiempo promedio vuelta</text:p>
          </table:table-cell>
          <table:table-cell office:value-type="string">
            <text:p>Variancia en Beta</text:p>
          </table:table-cell>
          <table:table-cell office:value-type="string">
            <text:p>dWmax</text:p>
          </table:table-cell>
          <table:table-cell office:value-type="string">
            <text:p>Tiempo de toda la prueba</text:p>
          </table:table-cell>
          <table:table-cell office:value-type="string">
            <text:p>wre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ys_t</text:p>
          </table:table-cell>
          <table:table-cell office:value-type="string">
            <text:p>PIDF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78">
            <text:p>478</text:p>
          </table:table-cell>
          <table:table-cell office:value-type="string">
            <text:p>Reference Tracking</text:p>
          </table:table-cell>
          <table:table-cell office:value-type="string">
            <text:p>Tustin</text:p>
          </table:table-cell>
          <table:table-cell office:value-type="float" office:value="0.82">
            <text:p>0.82</text:p>
          </table:table-cell>
          <table:table-cell office:value-type="string">
            <text:p>{471.1305,-930.1287,459.0017,1.9443,-0.94425}</text:p>
          </table:table-cell>
          <table:table-cell office:value-type="string">
            <text:p>Toma muy bien las curvas, pero le falta corregir el error en estado estacionario. Bastante estable, sin embargo como no corrije el <text:s/>error en estado estacionario, se pierde en 3era vuelta</text:p>
          </table:table-cell>
          <table:table-cell office:value-type="string">
            <text:p>Se pierde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618">
            <text:p>618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string">
            <text:p>{607.4752,-1194.7088,587.2405,1.9335,-0.93347}</text:p>
          </table:table-cell>
          <table:table-cell office:value-type="string">
            <text:p>Wref=550. Muy pero muy bueno. Tiene un poco de oscilaciones. No puedo probarlo mas rapido porque toca con el borde cortado de la mesa. Es sensible a las perturbaciones de la mcanica. No se banca muchas vueltas, se inestaviliza y se pierde</text:p>
          </table:table-cell>
          <table:table-cell office:value-type="float" office:value="5">
            <text:p>5</text:p>
          </table:table-cell>
          <table:table-cell office:value-type="float" office:value="393.7146">
            <text:p>393.7146</text:p>
          </table:table-cell>
          <table:table-cell office:value-type="string">
            <text:p>no</text:p>
          </table:table-cell>
          <table:table-cell office:value-type="float" office:value="6.006">
            <text:p>6.006</text:p>
          </table:table-cell>
          <table:table-cell office:value-type="float" office:value="0.1567">
            <text:p>0.1567</text:p>
          </table:table-cell>
          <table:table-cell office:value-type="float" office:value="325.4902">
            <text:p>325.4902</text:p>
          </table:table-cell>
          <table:table-cell office:value-type="float" office:value="30.406988">
            <text:p>30.406988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float" office:value="910">
            <text:p>910</text:p>
          </table:table-cell>
          <table:table-cell table:number-columns-repeated="2"/>
          <table:table-cell office:value-type="float" office:value="0.466">
            <text:p>0.466</text:p>
          </table:table-cell>
          <table:table-cell office:value-type="string">
            <text:p>{877.6472,-1727.1546,849.5172,1.8973,-0.8973}</text:p>
          </table:table-cell>
          <table:table-cell/>
          <table:table-cell office:value-type="float" office:value="5">
            <text:p>5</text:p>
          </table:table-cell>
          <table:table-cell office:value-type="float" office:value="491.4325">
            <text:p>491.4325</text:p>
          </table:table-cell>
          <table:table-cell office:value-type="string">
            <text:p>No, 3 puntos locos al principio</text:p>
          </table:table-cell>
          <table:table-cell office:value-type="float" office:value="5.058">
            <text:p>5.058</text:p>
          </table:table-cell>
          <table:table-cell office:value-type="float" office:value="0.1984">
            <text:p>0.1984</text:p>
          </table:table-cell>
          <table:table-cell office:value-type="float" office:value="360.7843">
            <text:p>360.7843</text:p>
          </table:table-cell>
          <table:table-cell office:value-type="float" office:value="30.597779">
            <text:p>30.597779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4">
            <text:p>0.5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0.615">
            <text:p>0.615</text:p>
          </table:table-cell>
          <table:table-cell office:value-type="string">
            <text:p>{1002.4094,9091.0267,526.9123,-36.3598,0}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float" office:value="0.825">
            <text:p>0.825</text:p>
          </table:table-cell>
          <table:table-cell office:value-type="string">
            <text:p>{806.8524,9933.0094,433.0358,-52.4486,0}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P</text:p>
          </table:table-cell>
          <table:table-cell office:value-type="float" office:value="0.23">
            <text:p>0.23</text:p>
          </table:table-cell>
          <table:table-cell/>
          <table:table-cell office:value-type="float" office:value="466">
            <text:p>466</text:p>
          </table:table-cell>
          <table:table-cell office:value-type="string">
            <text:p>Input Rejectcion</text:p>
          </table:table-cell>
          <table:table-cell office:value-type="string">
            <text:p>Tustin</text:p>
          </table:table-cell>
          <table:table-cell office:value-type="float" office:value="1.8">
            <text:p>1.8</text:p>
          </table:table-cell>
          <table:table-cell office:value-type="string">
            <text:p>{466.0803,0,0,0,0}</text:p>
          </table:table-cell>
          <table:table-cell table:style-name="ce2" office:value-type="string">
            <text:p>No soporta muchas vueltas, se inestaviliza con el tiempo</text:p>
          </table:table-cell>
          <table:table-cell office:value-type="float" office:value="4">
            <text:p>4</text:p>
          </table:table-cell>
          <table:table-cell office:value-type="float" office:value="393.012">
            <text:p>393.012</text:p>
          </table:table-cell>
          <table:table-cell office:value-type="string">
            <text:p>si, pero muy pocas mediciones</text:p>
          </table:table-cell>
          <table:table-cell office:value-type="float" office:value="6.315">
            <text:p>6.315</text:p>
          </table:table-cell>
          <table:table-cell office:value-type="float" office:value="0.1847">
            <text:p>0.1847</text:p>
          </table:table-cell>
          <table:table-cell office:value-type="float" office:value="443.1373">
            <text:p>443.1373</text:p>
          </table:table-cell>
          <table:table-cell office:value-type="float" office:value="29.793004">
            <text:p>29.793004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PI</text:p>
          </table:table-cell>
          <table:table-cell office:value-type="float" office:value="0.23">
            <text:p>0.23</text:p>
          </table:table-cell>
          <table:table-cell office:value-type="float" office:value="0.9">
            <text:p>0.9</text:p>
          </table:table-cell>
          <table:table-cell office:value-type="float" office:value="466">
            <text:p>466</text:p>
          </table:table-cell>
          <table:table-cell table:number-columns-repeated="2"/>
          <table:table-cell office:value-type="float" office:value="1.85">
            <text:p>1.85</text:p>
          </table:table-cell>
          <table:table-cell office:value-type="string">
            <text:p>{466.1862,-465.8316,0,1,0}</text:p>
          </table:table-cell>
          <table:table-cell office:value-type="string">
            <text:p>Soporta mas velocidad ue el PIDF, pero es muy oscilatorio; esta oscilacion quizas provenga del delay. Wref=430 sin que se pierda de la pista.</text:p>
          </table:table-cell>
          <table:table-cell office:value-type="float" office:value="4">
            <text:p>4</text:p>
          </table:table-cell>
          <table:table-cell office:value-type="float" office:value="392.3911">
            <text:p>392.3911</text:p>
          </table:table-cell>
          <table:table-cell office:value-type="string">
            <text:p>si</text:p>
          </table:table-cell>
          <table:table-cell office:value-type="float" office:value="6.135">
            <text:p>6.135</text:p>
          </table:table-cell>
          <table:table-cell/>
          <table:table-cell office:value-type="float" office:value="376.4706">
            <text:p>376.4706</text:p>
          </table:table-cell>
          <table:table-cell office:value-type="float" office:value="30.289401">
            <text:p>30.289401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office:value-type="string">
            <text:p>PDF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477">
            <text:p>477</text:p>
          </table:table-cell>
          <table:table-cell office:value-type="string">
            <text:p>Reference Tracking</text:p>
          </table:table-cell>
          <table:table-cell/>
          <table:table-cell office:value-type="float" office:value="0.88">
            <text:p>0.88</text:p>
          </table:table-cell>
          <table:table-cell office:value-type="string">
            <text:p>{470.0897,-459.1478,0,0.94672,0}</text:p>
          </table:table-cell>
          <table:table-cell office:value-type="string">
            <text:p>A wref=460 se pierde en la curva mas cerrada, igualmente no puede seguir las curvas. No completa una vuelta. </text:p>
          </table:table-cell>
          <table:table-cell office:value-type="float" office:value="4">
            <text:p>4</text:p>
          </table:table-cell>
          <table:table-cell office:value-type="float" office:value="392.7832">
            <text:p>392.7832</text:p>
          </table:table-cell>
          <table:table-cell office:value-type="string">
            <text:p>si</text:p>
          </table:table-cell>
          <table:table-cell office:value-type="float" office:value="6.5475">
            <text:p>6.5475</text:p>
          </table:table-cell>
          <table:table-cell office:value-type="float" office:value="0.1321">
            <text:p>0.1321</text:p>
          </table:table-cell>
          <table:table-cell office:value-type="float" office:value="231.3725">
            <text:p>231.3725</text:p>
          </table:table-cell>
          <table:table-cell office:value-type="float" office:value="29.660214">
            <text:p>29.660214</text:p>
          </table:table-cell>
          <table:table-cell office:value-type="float" office:value="400">
            <text:p>400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467">
            <text:p>467</text:p>
          </table:table-cell>
          <table:table-cell office:value-type="string">
            <text:p>Input Rejectcion</text:p>
          </table:table-cell>
          <table:table-cell/>
          <table:table-cell office:value-type="float" office:value="0.879">
            <text:p>0.879</text:p>
          </table:table-cell>
          <table:table-cell office:value-type="string">
            <text:p>{460.1775,-445.0897,0,0.93767,0}</text:p>
          </table:table-cell>
          <table:table-cell office:value-type="string">
            <text:p>Funciona muy bien, pero no alcanza a agarrar las curvas muy cerradas. Wref=460</text:p>
          </table:table-cell>
          <table:table-cell office:value-type="float" office:value="4">
            <text:p>4</text:p>
          </table:table-cell>
          <table:table-cell office:value-type="float" office:value="420.1144">
            <text:p>420.1144</text:p>
          </table:table-cell>
          <table:table-cell office:value-type="string">
            <text:p>si</text:p>
          </table:table-cell>
          <table:table-cell office:value-type="float" office:value="6.045">
            <text:p>6.045</text:p>
          </table:table-cell>
          <table:table-cell office:value-type="float" office:value="0.1425">
            <text:p>0.1425</text:p>
          </table:table-cell>
          <table:table-cell office:value-type="float" office:value="258.8235">
            <text:p>258.8235</text:p>
          </table:table-cell>
          <table:table-cell office:value-type="float" office:value="28.997023">
            <text:p>28.997023</text:p>
          </table:table-cell>
          <table:table-cell/>
        </table:table-row>
        <table:table-row table:style-name="ro2" table:number-rows-repeated="2">
          <table:table-cell table:number-columns-repeated="19"/>
        </table:table-row>
        <table:table-row table:style-name="ro3">
          <table:table-cell table:number-columns-repeated="3"/>
          <table:table-cell office:value-type="string" table:number-columns-spanned="8" table:number-rows-spanned="1">
            <text:p>Conceptos de minima: tiene que dar la primer vuelta, con eso se establece el wref maximo</text:p>
          </table:table-cell>
          <table:covered-table-cell table:number-columns-repeated="5"/>
          <table:covered-table-cell table:style-name="ce2"/>
          <table:covered-table-cell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3 a 4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2">
          <table:table-cell/>
          <table:table-cell office:value-type="float" office:value="5.98">
            <text:p>5.98</text:p>
          </table:table-cell>
          <table:table-cell office:value-type="float" office:value="6.11">
            <text:p>6.11</text:p>
          </table:table-cell>
          <table:table-cell office:value-type="float" office:value="5.1">
            <text:p>5.1</text:p>
          </table:table-cell>
          <table:table-cell table:number-columns-repeated="2"/>
          <table:table-cell table:number-columns-repeated="2" office:value-type="float" office:value="6.07">
            <text:p>6.07</text:p>
          </table:table-cell>
          <table:table-cell office:value-type="float" office:value="6.41">
            <text:p>6.41</text:p>
          </table:table-cell>
          <table:table-cell office:value-type="float" office:value="5.98">
            <text:p>5.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6.24">
            <text:p>6.24</text:p>
          </table:table-cell>
          <table:table-cell office:value-type="float" office:value="6.04">
            <text:p>6.04</text:p>
          </table:table-cell>
          <table:table-cell office:value-type="float" office:value="5.06">
            <text:p>5.06</text:p>
          </table:table-cell>
          <table:table-cell table:number-columns-repeated="2"/>
          <table:table-cell office:value-type="float" office:value="6.35">
            <text:p>6.35</text:p>
          </table:table-cell>
          <table:table-cell office:value-type="float" office:value="6.06">
            <text:p>6.06</text:p>
          </table:table-cell>
          <table:table-cell office:value-type="float" office:value="6.54">
            <text:p>6.54</text:p>
          </table:table-cell>
          <table:table-cell office:value-type="float" office:value="6.09">
            <text:p>6.09</text:p>
          </table:table-cell>
          <table:table-cell table:number-columns-repeated="9"/>
        </table:table-row>
        <table:table-row table:style-name="ro2">
          <table:table-cell/>
          <table:table-cell office:value-type="float" office:value="6.26">
            <text:p>6.26</text:p>
          </table:table-cell>
          <table:table-cell office:value-type="float" office:value="5.96">
            <text:p>5.96</text:p>
          </table:table-cell>
          <table:table-cell office:value-type="float" office:value="4.97">
            <text:p>4.97</text:p>
          </table:table-cell>
          <table:table-cell table:number-columns-repeated="2"/>
          <table:table-cell office:value-type="float" office:value="6.42">
            <text:p>6.42</text:p>
          </table:table-cell>
          <table:table-cell office:value-type="float" office:value="6.22">
            <text:p>6.22</text:p>
          </table:table-cell>
          <table:table-cell office:value-type="float" office:value="6.62">
            <text:p>6.62</text:p>
          </table:table-cell>
          <table:table-cell office:value-type="float" office:value="5.98">
            <text:p>5.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6.1">
            <text:p>6.1</text:p>
          </table:table-cell>
          <table:table-cell office:value-type="float" office:value="6.03">
            <text:p>6.03</text:p>
          </table:table-cell>
          <table:table-cell office:value-type="float" office:value="5.18">
            <text:p>5.18</text:p>
          </table:table-cell>
          <table:table-cell table:number-columns-repeated="2"/>
          <table:table-cell office:value-type="float" office:value="6.42">
            <text:p>6.42</text:p>
          </table:table-cell>
          <table:table-cell office:value-type="float" office:value="6.19">
            <text:p>6.19</text:p>
          </table:table-cell>
          <table:table-cell office:value-type="float" office:value="6.62">
            <text:p>6.62</text:p>
          </table:table-cell>
          <table:table-cell office:value-type="float" office:value="6.13">
            <text:p>6.13</text:p>
          </table:table-cell>
          <table:table-cell table:number-columns-repeated="9"/>
        </table:table-row>
        <table:table-row table:style-name="ro2">
          <table:table-cell/>
          <table:table-cell table:formula="of:=AVERAGE([.B16:.B19])" office:value-type="float" office:value="6.145">
            <text:p>6.145</text:p>
          </table:table-cell>
          <table:table-cell office:value-type="float" office:value="5.89">
            <text:p>5.89</text:p>
          </table:table-cell>
          <table:table-cell office:value-type="float" office:value="4.98">
            <text:p>4.98</text:p>
          </table:table-cell>
          <table:table-cell table:formula="of:=AVERAGE([.E16:.E19])" office:value-type="float" office:value="0">
            <text:p>#DIV/0!</text:p>
          </table:table-cell>
          <table:table-cell table:formula="of:=AVERAGE([.F16:.F19])" office:value-type="float" office:value="0">
            <text:p>#DIV/0!</text:p>
          </table:table-cell>
          <table:table-cell table:formula="of:=AVERAGE([.G16:.G19])" office:value-type="float" office:value="6.315">
            <text:p>6.315</text:p>
          </table:table-cell>
          <table:table-cell table:formula="of:=AVERAGE([.H16:.H19])" office:value-type="float" office:value="6.135">
            <text:p>6.135</text:p>
          </table:table-cell>
          <table:table-cell table:formula="of:=AVERAGE([.I16:.I19])" office:value-type="float" office:value="6.5475">
            <text:p>6.5475</text:p>
          </table:table-cell>
          <table:table-cell table:formula="of:=AVERAGE([.J16:.J19])" office:value-type="float" office:value="6.045">
            <text:p>6.045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AVERAGE([.C16:.C20])" office:value-type="float" office:value="6.006">
            <text:p>6.006</text:p>
          </table:table-cell>
          <table:table-cell table:formula="of:=AVERAGE([.D16:.D20])" office:value-type="float" office:value="5.058">
            <text:p>5.058</text:p>
          </table:table-cell>
          <table:table-cell table:number-columns-repeated="6"/>
          <table:table-cell office:value-type="string">
            <text:p>3 a 400</text:p>
          </table:table-cell>
          <table:table-cell office:value-type="float" office:value="4">
            <text:p>4</text:p>
          </table:table-cell>
          <table:table-cell office:value-type="float" office:value="393.7908">
            <text:p>393.7908</text:p>
          </table:table-cell>
          <table:table-cell office:value-type="string">
            <text:p>no</text:p>
          </table:table-cell>
          <table:table-cell office:value-type="float" office:value="6.145">
            <text:p>6.145</text:p>
          </table:table-cell>
          <table:table-cell office:value-type="float" office:value="0.1307">
            <text:p>0.1307</text:p>
          </table:table-cell>
          <table:table-cell office:value-type="float" office:value="274.5098">
            <text:p>274.5098</text:p>
          </table:table-cell>
          <table:table-cell office:value-type="float" office:value="30.294653">
            <text:p>30.294653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3">
          <table:table-cell table:number-columns-repeated="19"/>
        </table:table-row>
        <table:table-row table:style-name="ro2">
          <table:table-cell table:number-columns-repeated="5"/>
          <table:table-cell table:style-name="ce2"/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7/23/2018</text:date>, <text:time>17:5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 san</meta:initial-creator>
    <meta:creation-date>2018-07-22T14:52:06</meta:creation-date>
    <meta:generator>OpenOffice/4.1.5$Unix OpenOffice.org_project/415m1$Build-9789</meta:generator>
    <dc:date>2018-07-23T17:59:38</dc:date>
    <dc:creator>seba san</dc:creator>
    <meta:editing-duration>PT5H14M47S</meta:editing-duration>
    <meta:editing-cycles>10</meta:editing-cycles>
    <meta:document-statistic meta:table-count="3" meta:cell-count="192" meta:object-count="0"/>
  </office:meta>
</office:document-meta>
</file>